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250.3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an_min_lo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input_size</text:p>
          </table:table-cell>
          <table:table-cell office:value-type="string" calcext:value-type="string">
            <text:p>output_size</text:p>
          </table:table-cell>
          <table:table-cell office:value-type="string" calcext:value-type="string">
            <text:p>total_outputs</text:p>
          </table:table-cell>
          <table:table-cell office:value-type="string" calcext:value-type="string">
            <text:p>Weighting </text:p>
          </table:table-cell>
          <table:table-cell office:value-type="string" calcext:value-type="string">
            <text:p>Weighted 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_B_exp32</text:p>
          </table:table-cell>
          <table:table-cell office:value-type="string" calcext:value-type="string">
            <text:p>2_B.v1.l1.ds0.l_combo0.ds_combo0.idays30.odays1</text:p>
          </table:table-cell>
          <table:table-cell office:value-type="float" office:value="0.0126977851614356" calcext:value-type="float">
            <text:p>0.01269778516143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F2]/[.G2]" office:value-type="float" office:value="0.0717703349282297" calcext:value-type="float">
            <text:p>0.07177033492823</text:p>
          </table:table-cell>
          <table:table-cell table:formula="of:=[.D2]*[.H2]" office:value-type="float" office:value="0.000911324293882938" calcext:value-type="float">
            <text:p>0.0009113242938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_B_exp32</text:p>
          </table:table-cell>
          <table:table-cell office:value-type="string" calcext:value-type="string">
            <text:p>2_B.v1.l1.ds0.l_combo1.ds_combo0.idays60.odays1</text:p>
          </table:table-cell>
          <table:table-cell office:value-type="float" office:value="0.012329394929111" calcext:value-type="float">
            <text:p>0.0123293949291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F3]/[.G3]" office:value-type="float" office:value="0.0717703349282297" calcext:value-type="float">
            <text:p>0.07177033492823</text:p>
          </table:table-cell>
          <table:table-cell table:formula="of:=[.D3]*[.H3]" office:value-type="float" office:value="0.000884884803524713" calcext:value-type="float">
            <text:p>0.0008848848035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_B_exp32</text:p>
          </table:table-cell>
          <table:table-cell office:value-type="string" calcext:value-type="string">
            <text:p>2_B.v1.l1.ds0.l_combo2.ds_combo0.idays60.odays1</text:p>
          </table:table-cell>
          <table:table-cell office:value-type="float" office:value="0.0102004855871201" calcext:value-type="float">
            <text:p>0.010200485587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F4]/[.G4]" office:value-type="float" office:value="0.0717703349282297" calcext:value-type="float">
            <text:p>0.07177033492823</text:p>
          </table:table-cell>
          <table:table-cell table:formula="of:=[.D4]*[.H4]" office:value-type="float" office:value="0.000732092267018186" calcext:value-type="float">
            <text:p>0.000732092267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_B_exp32</text:p>
          </table:table-cell>
          <table:table-cell office:value-type="string" calcext:value-type="string">
            <text:p>2_B.v1.l1.ds0.l_combo3.ds_combo0.idays60.odays1</text:p>
          </table:table-cell>
          <table:table-cell office:value-type="float" office:value="0.0104273064061999" calcext:value-type="float">
            <text:p>0.010427306406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F5]/[.G5]" office:value-type="float" office:value="0.0717703349282297" calcext:value-type="float">
            <text:p>0.07177033492823</text:p>
          </table:table-cell>
          <table:table-cell table:formula="of:=[.D5]*[.H5]" office:value-type="float" office:value="0.000748371273172244" calcext:value-type="float">
            <text:p>0.0007483712731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_B_exp64</text:p>
          </table:table-cell>
          <table:table-cell office:value-type="string" calcext:value-type="string">
            <text:p>2_B.v1.l1.ds0.l_combo4.ds_combo0.idays60.odays1</text:p>
          </table:table-cell>
          <table:table-cell office:value-type="float" office:value="0.0121079841628671" calcext:value-type="float">
            <text:p>0.01210798416286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F6]/[.G6]" office:value-type="float" office:value="0.0717703349282297" calcext:value-type="float">
            <text:p>0.07177033492823</text:p>
          </table:table-cell>
          <table:table-cell table:formula="of:=[.D6]*[.H6]" office:value-type="float" office:value="0.00086899407867467" calcext:value-type="float">
            <text:p>0.0008689940786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_B_exp64</text:p>
          </table:table-cell>
          <table:table-cell office:value-type="string" calcext:value-type="string">
            <text:p>2_B.v1.l1.ds0.l_combo5.ds_combo0.idays60.odays1</text:p>
          </table:table-cell>
          <table:table-cell office:value-type="float" office:value="0.0149262053892016" calcext:value-type="float">
            <text:p>0.01492620538920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F7]/[.G7]" office:value-type="float" office:value="0.0717703349282297" calcext:value-type="float">
            <text:p>0.07177033492823</text:p>
          </table:table-cell>
          <table:table-cell table:formula="of:=[.D7]*[.H7]" office:value-type="float" office:value="0.00107125875999055" calcext:value-type="float">
            <text:p>0.0010712587599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_B_exp64</text:p>
          </table:table-cell>
          <table:table-cell office:value-type="string" calcext:value-type="string">
            <text:p>2_B.v1.l1.ds0.l_combo6.ds_combo0.idays30.odays1</text:p>
          </table:table-cell>
          <table:table-cell office:value-type="float" office:value="0.00554444268345833" calcext:value-type="float">
            <text:p>0.00554444268345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9" calcext:value-type="float">
            <text:p>209</text:p>
          </table:table-cell>
          <table:table-cell table:formula="of:=[.F8]/[.G8]" office:value-type="float" office:value="0.0334928229665072" calcext:value-type="float">
            <text:p>0.033492822966507</text:p>
          </table:table-cell>
          <table:table-cell table:formula="of:=[.D8]*[.H8]" office:value-type="float" office:value="0.000185699037245016" calcext:value-type="float">
            <text:p>0.0001856990372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_B_exp32</text:p>
          </table:table-cell>
          <table:table-cell office:value-type="string" calcext:value-type="string">
            <text:p>2_B.v1.l1.ds0.l_combo7.ds_combo0.idays60.odays1</text:p>
          </table:table-cell>
          <table:table-cell office:value-type="float" office:value="0.0120321325957775" calcext:value-type="float">
            <text:p>0.01203213259577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F9]/[.G9]" office:value-type="float" office:value="0.0717703349282297" calcext:value-type="float">
            <text:p>0.07177033492823</text:p>
          </table:table-cell>
          <table:table-cell table:formula="of:=[.D9]*[.H9]" office:value-type="float" office:value="0.000863550186299822" calcext:value-type="float">
            <text:p>0.00086355018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_B_exp32</text:p>
          </table:table-cell>
          <table:table-cell office:value-type="string" calcext:value-type="string">
            <text:p>2_B.v1.l1.ds0.l_combo8.ds_combo0.idays30.odays1</text:p>
          </table:table-cell>
          <table:table-cell office:value-type="float" office:value="0.011407614685595" calcext:value-type="float">
            <text:p>0.01140761468559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F10]/[.G10]" office:value-type="float" office:value="0.0717703349282297" calcext:value-type="float">
            <text:p>0.07177033492823</text:p>
          </table:table-cell>
          <table:table-cell table:formula="of:=[.D10]*[.H10]" office:value-type="float" office:value="0.000818728326717347" calcext:value-type="float">
            <text:p>0.0008187283267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_B_exp32</text:p>
          </table:table-cell>
          <table:table-cell office:value-type="string" calcext:value-type="string">
            <text:p>2_B.v1.l1.ds0.l_combo9.ds_combo0.idays60.odays1</text:p>
          </table:table-cell>
          <table:table-cell office:value-type="float" office:value="0.0093613313511014" calcext:value-type="float">
            <text:p>0.00936133135110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  <table:table-cell table:formula="of:=[.F11]/[.G11]" office:value-type="float" office:value="0.0526315789473684" calcext:value-type="float">
            <text:p>0.052631578947369</text:p>
          </table:table-cell>
          <table:table-cell table:formula="of:=[.D11]*[.H11]" office:value-type="float" office:value="0.000492701650057968" calcext:value-type="float">
            <text:p>0.0004927016500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_B_exp64</text:p>
          </table:table-cell>
          <table:table-cell office:value-type="string" calcext:value-type="string">
            <text:p>2_B.v1.l1.ds0.l_combo10.ds_combo0.idays60.odays1</text:p>
          </table:table-cell>
          <table:table-cell office:value-type="float" office:value="0.0139134647324681" calcext:value-type="float">
            <text:p>0.01391346473246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  <table:table-cell table:formula="of:=[.F12]/[.G12]" office:value-type="float" office:value="0.0526315789473684" calcext:value-type="float">
            <text:p>0.052631578947369</text:p>
          </table:table-cell>
          <table:table-cell table:formula="of:=[.D12]*[.H12]" office:value-type="float" office:value="0.000732287617498323" calcext:value-type="float">
            <text:p>0.0007322876174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_B_exp32</text:p>
          </table:table-cell>
          <table:table-cell office:value-type="string" calcext:value-type="string">
            <text:p>2_B.v1.l1.ds0.l_combo11.ds_combo0.idays60.odays1</text:p>
          </table:table-cell>
          <table:table-cell office:value-type="float" office:value="0.00968013145029545" calcext:value-type="float">
            <text:p>0.00968013145029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F13]/[.G13]" office:value-type="float" office:value="0.0717703349282297" calcext:value-type="float">
            <text:p>0.07177033492823</text:p>
          </table:table-cell>
          <table:table-cell table:formula="of:=[.D13]*[.H13]" office:value-type="float" office:value="0.000694746276336994" calcext:value-type="float">
            <text:p>0.0006947462763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_B_exp64</text:p>
          </table:table-cell>
          <table:table-cell office:value-type="string" calcext:value-type="string">
            <text:p>2_B.v1.l1.ds0.l_combo12.ds_combo0.idays60.odays1</text:p>
          </table:table-cell>
          <table:table-cell office:value-type="float" office:value="0.0104943681508303" calcext:value-type="float">
            <text:p>0.0104943681508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F14]/[.G14]" office:value-type="float" office:value="0.0717703349282297" calcext:value-type="float">
            <text:p>0.07177033492823</text:p>
          </table:table-cell>
          <table:table-cell table:formula="of:=[.D14]*[.H14]" office:value-type="float" office:value="0.000753184317045235" calcext:value-type="float">
            <text:p>0.0007531843170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_B_exp64</text:p>
          </table:table-cell>
          <table:table-cell office:value-type="string" calcext:value-type="string">
            <text:p>2_B.v1.l1.ds0.l_combo13.ds_combo0.idays30.odays1</text:p>
          </table:table-cell>
          <table:table-cell office:value-type="float" office:value="0.0127896135672927" calcext:value-type="float">
            <text:p>0.01278961356729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F15]/[.G15]" office:value-type="float" office:value="0.0717703349282297" calcext:value-type="float">
            <text:p>0.07177033492823</text:p>
          </table:table-cell>
          <table:table-cell table:formula="of:=[.D15]*[.H15]" office:value-type="float" office:value="0.000917914849327227" calcext:value-type="float">
            <text:p>0.0009179148493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_B_exp64</text:p>
          </table:table-cell>
          <table:table-cell office:value-type="string" calcext:value-type="string">
            <text:p>2_B.v1.l1.ds0.l_combo14.ds_combo0.idays60.odays1</text:p>
          </table:table-cell>
          <table:table-cell office:value-type="float" office:value="0.010950630530715" calcext:value-type="float">
            <text:p>0.01095063053071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F16]/[.G16]" office:value-type="float" office:value="0.0717703349282297" calcext:value-type="float">
            <text:p>0.07177033492823</text:p>
          </table:table-cell>
          <table:table-cell table:formula="of:=[.D16]*[.H16]" office:value-type="float" office:value="0.000785930420864712" calcext:value-type="float">
            <text:p>0.00078593042086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8"/>
          <table:table-cell table:formula="of:=SUM([.I2:.I16])" office:value-type="float" office:value="0.0114616681576559" calcext:value-type="float">
            <text:p>0.011461668157656</text:p>
          </table:table-cell>
        </table:table-row>
        <table:table-row table:style-name="ro1">
          <table:table-cell table:number-columns-repeated="5"/>
          <table:table-cell table:formula="of:=SUM([.F2:.F16])" office:value-type="float" office:value="209" calcext:value-type="float">
            <text:p>20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8T14:57:01.743296510</dc:date>
    <meta:editing-duration>PT2M33S</meta:editing-duration>
    <meta:editing-cycles>1</meta:editing-cycles>
    <meta:document-statistic meta:table-count="1" meta:cell-count="146" meta:object-count="0"/>
    <meta:generator>LibreOffice/6.0.7.3$Linux_X86_64 LibreOffice_project/00m0$Build-3</meta:generator>
  </office:meta>
</office:document-meta>
</file>